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fb68" officeooo:paragraph-rsid="0014fb68"/>
    </style:style>
    <style:style style:name="P2" style:family="paragraph" style:parent-style-name="Standard">
      <style:text-properties fo:font-size="14pt" officeooo:rsid="0014fb68" officeooo:paragraph-rsid="0014fb68" style:font-size-asian="14pt" style:font-size-complex="14pt"/>
    </style:style>
    <style:style style:name="P3" style:family="paragraph" style:parent-style-name="Standard">
      <style:text-properties fo:font-size="14pt" officeooo:rsid="001715d1" officeooo:paragraph-rsid="001715d1" style:font-size-asian="14pt" style:font-size-complex="14pt"/>
    </style:style>
    <style:style style:name="P4" style:family="paragraph" style:parent-style-name="Standard">
      <style:text-properties fo:font-size="14pt" officeooo:rsid="0018bbac" officeooo:paragraph-rsid="0018bbac" style:font-size-asian="14pt" style:font-size-complex="14pt"/>
    </style:style>
    <style:style style:name="P5" style:family="paragraph" style:parent-style-name="Standard">
      <style:text-properties officeooo:rsid="001715d1" officeooo:paragraph-rsid="001715d1"/>
    </style:style>
    <style:style style:name="P6" style:family="paragraph" style:parent-style-name="Standard">
      <style:text-properties fo:font-size="12pt" officeooo:rsid="0018bbac" officeooo:paragraph-rsid="0018bbac" style:font-size-asian="10.5pt" style:font-size-complex="12pt"/>
    </style:style>
    <style:style style:name="P7" style:family="paragraph" style:parent-style-name="Standard">
      <style:text-properties fo:font-size="14pt" officeooo:rsid="0014fb68" officeooo:paragraph-rsid="0014fb68" style:font-size-asian="14pt" style:font-size-complex="14pt"/>
    </style:style>
    <style:style style:name="P8" style:family="paragraph" style:parent-style-name="Standard">
      <style:text-properties fo:font-size="14pt" officeooo:rsid="00197f43" officeooo:paragraph-rsid="00197f43" style:font-size-asian="14pt" style:font-size-complex="14pt"/>
    </style:style>
    <style:style style:name="P9" style:family="paragraph" style:parent-style-name="Standard">
      <style:text-properties fo:font-size="12pt" officeooo:rsid="00197f43" officeooo:paragraph-rsid="00197f43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fore anything else</text:p>
      <text:p text:style-name="P9">The reason why the root folder is called djangoenv and it has lots of other folders inside coz it's a/ Im using virtualenv = virtual environment</text:p>
      <text:p text:style-name="P9"/>
      <text:p text:style-name="P9">So activate it via console</text:p>
      <text:p text:style-name="P9">go to djangoenv type </text:p>
      <text:p text:style-name="P9">bin/activate</text:p>
      <text:p text:style-name="P9"/>
      <text:p text:style-name="P9">to deactivate, just type deactivate anywhere in the directory, but should be on the console where it is activated</text:p>
      <text:p text:style-name="P2"/>
      <text:p text:style-name="P2">To run django site</text:p>
      <text:p text:style-name="P1"/>
      <text:p text:style-name="P1">go to djangoenv &gt; hhealth on your console then run ./manage.py runserver or python manage.py runserver</text:p>
      <text:p text:style-name="P1"/>
      <text:p text:style-name="P1">then you can visit your stuff on the browser at 127.0.0.1:8000</text:p>
      <text:p text:style-name="P1"/>
      <text:p text:style-name="P2">To setup database on django end</text:p>
      <text:p text:style-name="P1"/>
      <text:p text:style-name="P1">on your file browser, go to djangoenv &gt; hhealth &gt; hhealth </text:p>
      <text:p text:style-name="P1"/>
      <text:p text:style-name="P1">then open the settings.py </text:p>
      <text:p text:style-name="P1"/>
      <text:p text:style-name="P1">look for the variable DATABASES, it's pretty easy to understand....</text:p>
      <text:p text:style-name="P1"/>
      <text:p text:style-name="P1"><text:a xlink:type="simple" xlink:href="http://stackoverflow.com/questions/19189813/setting-django-up-to-use-mysql" text:style-name="Internet_20_link" text:visited-style-name="Visited_20_Internet_20_Link">http://stackoverflow.com/questions/19189813/setting-django-up-to-use-mysql</text:a></text:p>
      <text:p text:style-name="P1"/>
      <text:p text:style-name="P1">then on your console, djangoenv &gt; hhealth – run ./manage.py syncdb</text:p>
      <text:p text:style-name="P1"/>
      <text:p text:style-name="P1">if that didn't work, two commands</text:p>
      <text:p text:style-name="P1">- ./manage.py makemigrations</text:p>
      <text:p text:style-name="P1">- ./manage.py migrate</text:p>
      <text:p text:style-name="P1">then run django site</text:p>
      <text:p text:style-name="P1"/>
      <text:p text:style-name="P2">Adding new urls + page</text:p>
      <text:p text:style-name="P1">on djangoenv &gt; hhealth &gt; hhealth</text:p>
      <text:p text:style-name="P1">urls.py contains the urls we registered – this is also responsible for routing views</text:p>
      <text:p text:style-name="P1">views.py, just look at the existing once as an example, for a view that display a page on a browser, it requires a template,</text:p>
      <text:p text:style-name="P1">templates can be located at the djangoenv &gt; hhealth &gt; Templates</text:p>
      <text:p text:style-name="P1">just make dashboard.html as reference … note that all new stuff must be inside block content...</text:p>
      <text:p text:style-name="P1">or just override everything! So don't need to worry about extending or using the base_bare.html</text:p>
      <text:p text:style-name="P1">it's only setup that way so no need to keep having the same head tags and main containers all over</text:p>
      <text:p text:style-name="P1"/>
      <text:p text:style-name="P3">For the structure of json output</text:p>
      <text:p text:style-name="P5">all 'get/all' request would have the same/similar structure</text:p>
      <text:p text:style-name="P5">{</text:p>
      <text:p text:style-name="P5"><text:s text:c="4"/>id : {</text:p>
      <text:p text:style-name="P5"><text:s text:c="8"/>firstname : ''</text:p>
      <text:p text:style-name="P5"><text:s text:c="8"/>lastname : ''</text:p>
      <text:p text:style-name="P5"><text:soft-page-break/><text:s text:c="7"/>.. and so on</text:p>
      <text:p text:style-name="P5"><text:s text:c="4"/>}</text:p>
      <text:p text:style-name="P5">}</text:p>
      <text:p text:style-name="P5"/>
      <text:p text:style-name="P4">For edit and delete</text:p>
      <text:p text:style-name="P6">I made test/examples using jquery + ajax – can be found in dashboard.html on Templates folder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ftein </meta:initial-creator>
    <meta:creation-date>2015-10-25T07:10:55.758366546</meta:creation-date>
    <dc:date>2015-10-25T07:31:25.062665250</dc:date>
    <dc:creator>Craftein </dc:creator>
    <meta:editing-duration>PT18M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38" meta:word-count="306" meta:character-count="1837" meta:non-whitespace-character-count="1532"/>
  </office:meta>
</office:document-meta>
</file>